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0"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2" style:family="paragraph" style:parent-style-name="Standard" style:list-style-name="L1">
      <style:paragraph-properties fo:text-align="start" style:justify-single-word="false"/>
      <style:text-properties fo:font-size="13pt" fo:font-weight="bold" style:font-size-asian="13pt" style:font-weight-asian="bold" style:font-size-complex="13pt" style:font-weight-complex="bold"/>
    </style:style>
    <style:style style:name="P13" style:family="paragraph" style:parent-style-name="Standard" style:list-style-name="L2">
      <style:paragraph-properties fo:text-align="start" style:justify-single-word="false"/>
      <style:text-properties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5" style:family="paragraph" style:parent-style-name="Standard" style:list-style-name="L1">
      <style:paragraph-properties fo:text-align="start"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6" style:family="paragraph" style:parent-style-name="Standard">
      <style:paragraph-properties fo:text-align="center"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6">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5">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6">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list-style-name="L4">
      <style:paragraph-properties fo:text-align="start"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Traffic Scenario Code Submission – README File</text:p>
      <text:p text:style-name="P1"/>
      <text:p text:style-name="P1"/>
      <text:p text:style-name="P1"/>
      <text:p text:style-name="P1">Table of Contents</text:p>
      <text:p text:style-name="P1"/>
      <text:list xml:id="list3721883274383771088" text:style-name="L1">
        <text:list-item>
          <text:p text:style-name="P10">Basic model structure and input features</text:p>
          <text:p text:style-name="P10"/>
        </text:list-item>
        <text:list-item>
          <text:p text:style-name="P10">Directory Structure, files and scripts</text:p>
          <text:p text:style-name="P12"/>
        </text:list-item>
        <text:list-item>
          <text:p text:style-name="P10">Instructions on running the code</text:p>
          <text:p text:style-name="P12"/>
        </text:list-item>
        <text:list-item>
          <text:p text:style-name="P10"><text:s/><text:span text:style-name="T12">Reproducibility, Submission Scores and Further Comments</text:span></text:p>
          <text:p text:style-name="P15"/>
        </text:list-item>
      </text:list>
      <text:list xml:id="list8479944326501059674" text:style-name="L2">
        <text:list-header>
          <text:p text:style-name="P13"/>
        </text:list-header>
      </text:list>
      <text:list xml:id="list36774349" text:continue-list="list3721883274383771088" text:style-name="L1">
        <text:list-header>
          <text:p text:style-name="P12"/>
        </text:list-header>
      </text:list>
      <text:p text:style-name="P7"/>
      <text:p text:style-name="P1"/>
      <text:p text:style-name="P8">I. Basic model structure and input features</text:p>
      <text:p text:style-name="P2"/>
      <text:p text:style-name="P2"/>
      <text:p text:style-name="P2">Basic model structure:</text:p>
      <text:p text:style-name="P2"/>
      <text:p text:style-name="P3">My final highest scoring submission to this competition was an ensemble of 4 models. Within the project the four models are called:</text:p>
      <text:p text:style-name="P3"/>
      <text:list xml:id="list7770795857778908430" text:style-name="L3">
        <text:list-item>
          <text:list>
            <text:list-item>
              <text:p text:style-name="P19">candidate_model_1_full_train</text:p>
            </text:list-item>
            <text:list-item>
              <text:p text:style-name="P19">candidate_model_2_full_train</text:p>
            </text:list-item>
            <text:list-item>
              <text:p text:style-name="P19">candidate_model_4_full_train</text:p>
            </text:list-item>
            <text:list-item>
              <text:p text:style-name="P19">candidate_model_6_full_train</text:p>
            </text:list-item>
          </text:list>
        </text:list-item>
      </text:list>
      <text:p text:style-name="P3"/>
      <text:p text:style-name="P3">The number simply enumerates all models I considered strong enough to be a final model while the "full_train" refers to having used all of the training data to train the model (as opposed to doing a train-valid split and hold out a part of the data for a validation run).</text:p>
      <text:p text:style-name="P3"/>
      <text:p text:style-name="P3">The four models slightly differ in some of the architectural details and training set ups but are very similiar to each other; all of them are 1D-UNETS of three encoding and three decoding blocks that are connected by three layers of "transition"-CNNs that allow for further computing of complex interactions between different parts of the time series on a high level. The model code can be found in the script models.py. I will further write about the model structure in my report; for now I hope this rough explanation together with the code will suffice for my code submission. All 4 models are trained and do inference on subsequences of length 2500.</text:p>
      <text:p text:style-name="P3"/>
      <text:p text:style-name="P3"/>
      <text:p text:style-name="P2">Input features:</text:p>
      <text:p text:style-name="P3"/>
      <text:p text:style-name="P3"><text:s/>All of the models take the three original input feature channels (portPktIn, portPktOut and qSize). Additionally, all models take a fourth input feature called 'portPktIn_mode_ratio'. Models 1, 4 and 6 on top of that use 6 more additional features that aren't 'direct' inputs but rather run through a linear <text:soft-page-break/>mapping onto a 2 dimensional vector space before being stacked on top of the 'direct' input features (these 6 features are called 'seperate_input' – or within variables simply – 'si' in the scripts). The 6 features are called 'portPktIn_std', 'qSize_std', 'portPktIn_time_since_zero', 'qSize_time_since_zero', 'portPktIn_peak_diff' and 'portPktIn_mean_crossing'. So in total there are 7 engineered features that have to be calculated before the model training. All seven features are calculated across a rolling window of 25 time steps and can be explained as follows:</text:p>
      <text:p text:style-name="P3"/>
      <text:list xml:id="list9012976459572925902" text:style-name="L4">
        <text:list-item>
          <text:p text:style-name="P29"><text:span text:style-name="T1">'</text:span><text:span text:style-name="T2">portPktIn_mode_ratio</text:span><text:span text:style-name="T1">': Calculate the mode of the last 25 values of portPktIn. Then, calculate the ratio of time steps at which the value of portPktIn is equal to the calculated mode.</text:span></text:p>
        </text:list-item>
        <text:list-item>
          <text:p text:style-name="P29"><text:span text:style-name="T1">'</text:span><text:span text:style-name="T2">portPktIn_std</text:span><text:span text:style-name="T1">': Standard deviation calculated over the last 25 values of portPktIn</text:span></text:p>
        </text:list-item>
        <text:list-item>
          <text:p text:style-name="P29"><text:span text:style-name="T1">'</text:span><text:span text:style-name="T2">qSize_std</text:span><text:span text:style-name="T1">': Standard deviation calculated over the last 25 values of qSize.</text:span></text:p>
        </text:list-item>
        <text:list-item>
          <text:p text:style-name="P29"><text:span text:style-name="T1">'</text:span><text:span text:style-name="T2">portPktIn_mean_crossing</text:span><text:span text:style-name="T1">': Calculate the mean of the last 25 values of portPktIn and then count how often the mean has been crossed within said window of 25 time steps.</text:span></text:p>
        </text:list-item>
        <text:list-item>
          <text:p text:style-name="P29"><text:span text:style-name="T1">'</text:span><text:span text:style-name="T2">portPktIn_time_since_zero</text:span><text:span text:style-name="T1">': Count the time since the last zero within the portPktIn time series</text:span></text:p>
        </text:list-item>
        <text:list-item>
          <text:p text:style-name="P29"><text:span text:style-name="T1">'</text:span><text:span text:style-name="T2">qSize_time_since_zero</text:span><text:span text:style-name="T1">': Count the time since the last zero within the qSize time series</text:span></text:p>
        </text:list-item>
        <text:list-item>
          <text:p text:style-name="P29"><text:span text:style-name="T1">'</text:span><text:span text:style-name="T2">portPkt_peak_diff</text:span><text:span text:style-name="T1">': Within a window of the last 25 values calculated the difference between the max and the min of portPktIn.</text:span></text:p>
        </text:list-item>
      </text:list>
      <text:p text:style-name="P3"/>
      <text:p text:style-name="P3"/>
      <text:p text:style-name="P2">Inference, post processing and ensembling:</text:p>
      <text:p text:style-name="P2"/>
      <text:p text:style-name="P3">During the competition I realized that – maybe somewhat unsurprisingly - when using subsequences of input_length 2500 the models' predictions where quite a bit more accurate around the center of the subsequence. This is why to get a model's predictions for a full time series I did not simply feed the series into the model but let the model do four predictions in total for every index of the time series. Each time the window of 2500 time steps is slided 2500/4 = 625 steps further to the right. This way the model generates four predictions for every index, one where the index is located towards the left end of the window, one where it is located towards the right end, one where it is located in the center and a fourth one either left or right from the center but not yet far enough to be within the left or right end, I called these positions "inbetween". </text:p>
      <text:p text:style-name="P3">To make the prediction of an individual model these "left", "right", "center" and "inbetween" predictions are generated first, this gives a total of 48 predicted probabilites at each index (one for each of the 12 target classes across all of the four window locations). A logistic regression is then fitted to these 48 probabilities to generate a summarized 12 dimensional probability vector for each individual model at each index of the time series. </text:p>
      <text:p text:style-name="P3">Afterwards, these 12-dimensional probability vectors are taken together to form a 48 dimensional vector of probabilites again, this time bundling together the predictions of each of the four individual models and the same process is repeated: A logistic regression is fitted to create an ensembled prediction of all four models together. The ensemble prediction of the target class is then smoothed by replacing the prediction at each time step with the mode of all the values within a distance of 75 time steps or less. This is done to smooth out some fast oscillating predictions, where the models would predict a certain scenario to end at time t, just to be resumed again at time t+1. Knowing the data this is of course not plausible, hence we smooth out our predictions by using this kind of majority vote of the closest 151 predicted target classes. This smoothing process is the last step and its result is the final prediction, ready for submission.</text:p>
      <text:p text:style-name="P3"/>
      <text:p text:style-name="P3"/>
      <text:p text:style-name="P3"/>
      <text:p text:style-name="P3"/>
      <text:p text:style-name="P3"/>
      <text:p text:style-name="P8"><text:soft-page-break/>II. Directory Structure, files and scripts</text:p>
      <text:p text:style-name="P7"/>
      <text:p text:style-name="P2">Directory Structure:</text:p>
      <text:p text:style-name="P2"/>
      <text:p text:style-name="P3">The directory structure used can be summarized as follows:</text:p>
      <text:p text:style-name="P3"/>
      <text:p text:style-name="P3"/>
      <text:p text:style-name="P3">PROJECT_PATH</text:p>
      <text:p text:style-name="P3"/>
      <text:p text:style-name="P3">+ -- data (this is the directory containig all the data downloaded from the competition page)</text:p>
      <text:p text:style-name="P3"/>
      <text:p text:style-name="P3"><text:s text:c="2"/><text:tab/> + -- Train_data</text:p>
      <text:p text:style-name="P3"><text:tab/><text:tab/><text:tab/>+-- Train0.csv</text:p>
      <text:p text:style-name="P3"><text:s/><text:tab/><text:tab/><text:tab/>+-- Train1.csv</text:p>
      <text:p text:style-name="P3"><text:tab/><text:tab/><text:tab/>....</text:p>
      <text:p text:style-name="P3"><text:tab/>+ -- Test_data</text:p>
      <text:p text:style-name="P3"><text:tab/><text:tab/><text:tab/>+--Test0.csv </text:p>
      <text:p text:style-name="P3"><text:tab/><text:tab/><text:tab/>+--Test1.csv</text:p>
      <text:p text:style-name="P3"><text:tab/>+--SampleSubmission.csv</text:p>
      <text:p text:style-name="P3"/>
      <text:p text:style-name="P3"/>
      <text:p text:style-name="P3">+ -- outputs (this directory should be empty before running any code; the outputs are generated by <text:tab/><text:tab/>the scripts; see below to know which script generates which output file)</text:p>
      <text:p text:style-name="P3"/>
      <text:p text:style-name="P3"><text:tab/>+ -- <text:span text:style-name="T9">[model_name].pth</text:span></text:p>
      <text:p text:style-name="P4"><text:tab/>+ -- <text:s/>train_log_[model_name].csv</text:p>
      <text:p text:style-name="P4"><text:tab/>+ -- [model_name]_lin_reg_window_summarizer.pickle</text:p>
      <text:p text:style-name="P4"><text:tab/>+ -- [model_name]_fitted_window_predictions.pickle</text:p>
      <text:p text:style-name="P4"><text:tab/>+ -- [model_name]_fitted_window_predictions_test.pickle</text:p>
      <text:p text:style-name="P4"><text:tab/>+ -- <text:s/>ensemble_[list_of_ensemble_models]_log_reg.pickle</text:p>
      <text:p text:style-name="P4"><text:tab/>+ -- <text:s/>submission_ensemble_[list_of_ensemble_models].csv</text:p>
      <text:p text:style-name="P3"/>
      <text:p text:style-name="P3"/>
      <text:p text:style-name="P3">+ -- candidate_model_1_full_train.py</text:p>
      <text:p text:style-name="P3">+ -- candidate_model_2_full_train.py</text:p>
      <text:p text:style-name="P3">+ -- candidate_model_4_full_train.py</text:p>
      <text:p text:style-name="P3">+ -- candidate_model_6_full_train.py</text:p>
      <text:p text:style-name="P3">+ -- individual_models_postprocessing.py</text:p>
      <text:p text:style-name="P3">+ -- ensemble_and_submission.py</text:p>
      <text:p text:style-name="P3">+ -- help_funcs.py</text:p>
      <text:p text:style-name="P3">+ -- models.py</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Scripts:</text:p>
      <text:p text:style-name="P2"/>
      <text:p text:style-name="P3">The scripts can be described as follows:</text:p>
      <text:p text:style-name="P3"/>
      <text:list xml:id="list1916576783967764479" text:style-name="L5">
        <text:list-item>
          <text:p text:style-name="P20">[<text:span text:style-name="T5">model_name]_full_train.py</text:span>: Trains the model "[model_name]_full_train".</text:p>
          <text:p text:style-name="P20"/>
          <text:list>
            <text:list-header>
              <text:p text:style-name="P20">INPUT DATA:</text:p>
              <text:list>
                <text:list-header>
                  <text:p text:style-name="P20"><text:s/><text:span text:style-name="T8">./data/Train_data</text:span></text:p>
                </text:list-header>
              </text:list>
              <text:p text:style-name="P20"/>
              <text:p text:style-name="P20">SCRIPT IMPORTS: </text:p>
              <text:list text:continue-numbering="true">
                <text:list-header>
                  <text:p text:style-name="P20"><text:span text:style-name="T7">unet_model from models.py</text:span>; class used to implement the model</text:p>
                </text:list-header>
              </text:list>
              <text:p text:style-name="P20"><text:s text:c="6"/><text:span text:style-name="T7">f_feature_creation from help_funcs.py</text:span>; used to create the additional features that are <text:tab/>fed to the model </text:p>
              <text:p text:style-name="P20"><text:s text:c="6"/><text:span text:style-name="T7">f_train_one_epoch from help_funcs.py</text:span>; function used to train the model for one <text:tab/>epoch; iteratively called to do the full training of the model</text:p>
              <text:p text:style-name="P20"/>
            </text:list-header>
          </text:list>
        </text:list-item>
      </text:list>
      <text:p text:style-name="P3"><text:tab/> <text:s text:c="6"/>OUTPUT:</text:p>
      <text:p text:style-name="P3"><text:tab/><text:tab/><text:span text:style-name="T7">./outputs/[model_name].pth; </text:span><text:span text:style-name="T9">contains the trained pytorch model (the model with the <text:tab/><text:tab/><text:tab/>highest training accuracy among all models after each training epoch</text:span></text:p>
      <text:p text:style-name="P4"/>
      <text:p text:style-name="P3"><text:span text:style-name="T9"><text:tab/><text:tab/></text:span><text:span text:style-name="T7">./outputs/train_log_[model_name].csv; </text:span><text:span text:style-name="T9">contains training accuracy and loss for each <text:tab/><text:tab/><text:tab/>epoch of training</text:span> <text:s/></text:p>
      <text:p text:style-name="P3"/>
      <text:list xml:id="list36798336" text:continue-numbering="true" text:style-name="L5">
        <text:list-item>
          <text:p text:style-name="P20"><text:s/><text:span text:style-name="T5">individual_models_postprocessing.py</text:span>: Summarizes the sliding window predicted <text:s/></text:p>
          <text:list>
            <text:list-header>
              <text:p text:style-name="P20">probabilities (see "Inference, post processing and ensembling" for explanation) of each individual model into the model's final predicted probabilities</text:p>
            </text:list-header>
          </text:list>
        </text:list-item>
      </text:list>
      <text:p text:style-name="P3"/>
      <text:p text:style-name="P3"/>
      <text:list xml:id="list36775685" text:continue-numbering="true" text:style-name="L5">
        <text:list-item>
          <text:list>
            <text:list-header>
              <text:p text:style-name="P20">INPUT DATA:</text:p>
              <text:list>
                <text:list-header>
                  <text:p text:style-name="P27">./data/Train_data</text:p>
                  <text:p text:style-name="P27">./outputs/[model_name].pth</text:p>
                </text:list-header>
              </text:list>
            </text:list-header>
          </text:list>
        </text:list-item>
      </text:list>
      <text:p text:style-name="P4"><text:tab/> <text:s text:c="7"/></text:p>
      <text:p text:style-name="P4"><text:s text:c="2"/><text:tab/> <text:s text:c="6"/>SCRIPT IMPORTS:</text:p>
      <text:p text:style-name="P4"><text:tab/><text:tab/><text:span text:style-name="T7">f_feature_creation from help_funcs.py; </text:span>used to create the additional features that are <text:tab/><text:tab/><text:tab/>fed to the model</text:p>
      <text:p text:style-name="P4"><text:tab/><text:tab/><text:span text:style-name="T7">f_sliding_window_predictions from help_funcs.py;</text:span> used to create the 4 distinct <text:tab/><text:tab/><text:tab/><text:tab/>predictions for the sliding window of step size input_length/4. </text:p>
      <text:p text:style-name="P4"><text:tab/><text:tab/><text:span text:style-name="T7">unet_model from models.py</text:span>; class used to implement the model, needs to be loaded <text:tab/><text:tab/><text:tab/>again in order to instantiate a model object that can then load the state_dict <text:tab/><text:tab/><text:tab/>stored in ./outputs/[model_name].pth</text:p>
      <text:p text:style-name="P4"/>
      <text:p text:style-name="P4"><text:tab/> <text:s text:c="7"/>OUTPUT: </text:p>
      <text:p text:style-name="P3"><text:span text:style-name="T9"><text:tab/><text:tab/></text:span><text:span text:style-name="T7">./outputs/[model_name]_lin_reg_window_summarizer.pickle: </text:span><text:span text:style-name="T9">Logistic Regression <text:s/><text:tab/><text:tab/><text:tab/>model that summarizes the sliding window probabilities into one prediction <text:tab/><text:tab/><text:tab/>for the individual model</text:span></text:p>
      <text:p text:style-name="P3"><text:span text:style-name="T9"><text:tab/><text:tab/>.</text:span><text:span text:style-name="T7">/outputs/[model_name]_fitted_window_predictions.pickle:</text:span><text:span text:style-name="T9"> Python dictionary object </text:span></text:p>
      <text:p text:style-name="P4"><text:tab/><text:tab/><text:tab/>that contains the inidividual model's prediction (after running through the </text:p>
      <text:p text:style-name="P4"><text:tab/><text:tab/><text:tab/>logistic regression model to summarize the sliding window predicted </text:p>
      <text:p text:style-name="P4"><text:tab/><text:tab/><text:tab/>probabilites) for each of the training set's time series.</text:p>
      <text:p text:style-name="P3"><text:span text:style-name="T9"><text:tab/><text:tab/>.</text:span><text:span text:style-name="T7">/outputs/[model_name]_fitted_window_predictions_test.pickle:</text:span><text:span text:style-name="T9"> Python dictionary <text:tab/><text:tab/><text:tab/>object that contains the inidividual model's prediction (after running through </text:span></text:p>
      <text:p text:style-name="P3"><text:span text:style-name="T9"><text:tab/><text:tab/><text:tab/>the logistic regression model to summarize the sliding window predicted <text:tab/></text:span><text:soft-page-break/><text:span text:style-name="T9"><text:tab/><text:tab/><text:tab/>probabilites) for each of the test set's time series.</text:span></text:p>
      <text:p text:style-name="P4"/>
      <text:p text:style-name="P4"/>
      <text:list xml:id="list7845076262439689224" text:style-name="L6">
        <text:list-item>
          <text:p text:style-name="P21"><text:span text:style-name="T10">ensemble_and_submission.py: </text:span><text:span text:style-name="T9">ensembles the individual models' predicted probabilities <text:tab/>into one single prediction using another logistic regression fit. Afterwards the <text:tab/>predictions are smoothed by a majority vote on the 151 closest points for each time <text:tab/>step (see "Inference, post processing and ensembling" for explanation)</text:span></text:p>
        </text:list-item>
      </text:list>
      <text:p text:style-name="P4"/>
      <text:p text:style-name="P4"><text:tab/><text:tab/>INPUT DATA:</text:p>
      <text:p text:style-name="P3"><text:span text:style-name="T9"><text:tab/><text:tab/><text:tab/>.</text:span><text:span text:style-name="T7">/outputs/[model_name]_fitted_window_predictions.pickle</text:span></text:p>
      <text:p text:style-name="P3"><text:span text:style-name="T7"><text:tab/><text:tab/><text:tab/></text:span><text:span text:style-name="T9">.</text:span><text:span text:style-name="T7">/outputs/[model_name]_fitted_window_predictions_test.pickle</text:span></text:p>
      <text:p text:style-name="P26"/>
      <text:p text:style-name="P3"><text:span text:style-name="T7"><text:tab/><text:tab/></text:span><text:span text:style-name="T9">OUTPUT DATA:</text:span></text:p>
      <text:p text:style-name="P3"><text:span text:style-name="T9"><text:tab/><text:tab/><text:tab/>.</text:span><text:span text:style-name="T7">/outputs/ensemble_[list_of_ensemble_models]_log_reg.pickle; </text:span><text:span text:style-name="T9">The logistic </text:span></text:p>
      <text:p text:style-name="P4"><text:tab/><text:tab/><text:tab/><text:tab/>regression object fitted to the train predictions of the individual <text:tab/><text:tab/><text:tab/><text:tab/><text:tab/>models to generate the ensemble's prediction</text:p>
      <text:p text:style-name="P3"><text:span text:style-name="T9"><text:tab/><text:tab/><text:tab/></text:span><text:span text:style-name="T7">./outputs/submission_ensemble_[list_of_ensemble_models].csv; </text:span><text:span text:style-name="T9">The final </text:span></text:p>
      <text:p text:style-name="P4"><text:tab/><text:tab/><text:tab/><text:tab/>prediction of the ensemble after smoothing by majority vote. This is </text:p>
      <text:p text:style-name="P4"><text:tab/><text:tab/><text:tab/><text:tab/>the submission file that can be scored.</text:p>
      <text:p text:style-name="P26"/>
      <text:p text:style-name="P4"><text:tab/><text:tab/><text:tab/></text:p>
      <text:list xml:id="list36789209" text:continue-numbering="true" text:style-name="L6">
        <text:list-item>
          <text:p text:style-name="P21"><text:span text:style-name="T10">help_funcs.py: </text:span><text:span text:style-name="T9">Contains some helping functions:</text:span></text:p>
          <text:p text:style-name="P23"/>
          <text:p text:style-name="P21"><text:span text:style-name="T9"><text:s/><text:tab/> </text:span><text:span text:style-name="T7">f_feature_creation: </text:span><text:span text:style-name="T9">used to create the additional features that are fed to the models</text:span></text:p>
          <text:list>
            <text:list-item>
              <text:list>
                <text:list-header>
                  <text:p text:style-name="P21"><text:span text:style-name="T7">f_train_one_epoch: </text:span><text:span text:style-name="T9">function used to train the model for one epoch</text:span></text:p>
                  <text:p text:style-name="P28">f_sliding_window_predictions: <text:span text:style-name="T9">used to create the 4 distinct predictions for the sliding <text:tab/>window of step size input_length/4. </text:span></text:p>
                  <text:p text:style-name="P28">f_load_subseqs: <text:span text:style-name="T9">Function used in </text:span>f_train_one_epoch <text:span text:style-name="T9">to load subsequences of fixed <text:tab/>input length</text:span></text:p>
                </text:list-header>
              </text:list>
            </text:list-item>
          </text:list>
        </text:list-item>
      </text:list>
      <text:p text:style-name="P4"/>
      <text:p text:style-name="P4"/>
      <text:p text:style-name="P5"><text:span text:style-name="T9"><text:s text:c="6"/>- <text:s text:c="3"/>models.py: </text:span><text:span text:style-name="T11">Contains the pytorch classes used as models</text:span></text:p>
      <text:p text:style-name="P4"><text:tab/><text:tab/></text:p>
      <text:p text:style-name="P5"><text:span text:style-name="T11"><text:tab/><text:tab/></text:span><text:span text:style-name="T6">encoder_block</text:span><text:span text:style-name="T11">:</text:span><text:span text:style-name="T6"> </text:span><text:span text:style-name="T11">Code for the encoder blocks that make up the first half of the 1D-</text:span></text:p>
      <text:p text:style-name="P4"><text:tab/><text:tab/><text:tab/>UNET model</text:p>
      <text:list xml:id="list36778918" text:continue-numbering="true" text:style-name="L6">
        <text:list-item>
          <text:list>
            <text:list-item>
              <text:list>
                <text:list-header>
                  <text:p text:style-name="P21"><text:span text:style-name="T7">decoder_block: </text:span><text:span text:style-name="T9">Code for the decoder blocks that make up the second half of the 1D-<text:tab/>UNET model</text:span></text:p>
                  <text:p text:style-name="P28">unet_model: <text:span text:style-name="T9">Class for the UNET model that stacks the encoder and decoder blocks <text:tab/>and joins them together using a few layers of an additional "transition" <text:tab/>network at the highest level. This is the class that all the models created are </text:span></text:p>
                  <text:list>
                    <text:list-item>
                      <text:list>
                        <text:list-header>
                          <text:p text:style-name="P23">instances of</text:p>
                        </text:list-header>
                      </text:list>
                    </text:list-item>
                  </text:list>
                </text:list-header>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III. Instructions on running the code</text:p>
      <text:p text:style-name="P16"/>
      <text:p text:style-name="P16"/>
      <text:p text:style-name="P24">Which platform to use?</text:p>
      <text:p text:style-name="P14"/>
      <text:p text:style-name="P25">In its submitted form the code is setup to be run on Google Colab, with a connected Google Drive or other folder that replicates the directory structure shown above. However by un-commenting the corresponding lines the scripts can also run in a kaggle notebook. To do so one would have to create a kaggle dataset that replicates the directory structure. Nevertheless, as kaggle notebooks only allow to write to a fixed output path, the user would have to make sure to manually copy the outputs of each script into the dataset after having successfully run the script. Both ways of executing the scripts (Colab and kaggle) have been tested and should hopefully work without any problems. Other than these two platforms the scripts can of course run on any platform with a python distribution given that the right directory structure is in place. In this case the package versions used should be roughly equal the packages used by kaggle or Colab (with the exception of scipy; see below)</text:p>
      <text:p text:style-name="P25"/>
      <text:p text:style-name="P25">NOTE: After reading your email I assume you plan to run the code on Google Colab, which is why I set it up for this platform. While the code has been tested to run on Google Colab, I was not able to replicate a full run from model training to final submission on Google Colab (i.e. When testing the model training code I turned down the epochs to only 10 epochs when actually the models should be trained for 175-200 epochs). The reason for the failure to do so is that Google Colab (free version) would disconnect almost all of my model training sessions, it was practically impossible to keep a kernel alive for 4-5 hours (roughly the time needed for a full model training). Please keep that in mind when trying to run the model training scripts in Google Colab. I was, however, able to do a second and third full run after the competition deadline on kaggle, which is why I included code and advice to help with that setup as well, in case you are as unlucky as me with Google Colab's stability. </text:p>
      <text:p text:style-name="P14"/>
      <text:p text:style-name="P14"/>
      <text:p text:style-name="P24">Which scripts to run and in what order?</text:p>
      <text:p text:style-name="P17"/>
      <text:p text:style-name="P9"><text:span text:style-name="T9">To obtain the final ensemble prediction the six scripts </text:span><text:span text:style-name="T3">candidate_model_1_full_train.py, candidate_model_2_full_train.py, candidate_model_4_full_train.py, candidate_model_6_full_train.py, individual_models_postprocessing.py and ensemble_and_submission.py must be run. While the order of the first four scripts (the candidate_model_* scripts) is arbitrary, the script <text:s/>individual_models_postprocessing.py must run after the candidate_model_* scripts and <text:s/>ensemble_and_submission.py must be run after <text:s/>individual_models_postprocessing.py. Please make sure that after every run the expected output-files are present in the ./outputs/ directory to ensure that the following scripts can use them as inputs.</text:span></text:p>
      <text:p text:style-name="P25"/>
      <text:p text:style-name="P25">Note that the candidate_model_* scripts take a long time to run (about 3-5 hours each in kaggle or Google Colab depending on hardware). Among others this is due to the fact that they run on a cpu-device and not a cuda-device. This choice was made to ensure that they can run on any machine and also to help with reproducibility (more on that below). However, it means that when excecuted sequentially, the whole routine of training and inference takes a very long time. Thus – if possible – it is recommended to train the models simultaneously on separate kernels. The scripts individual_models_postprocessing.py and ensemble_and_submission.py run faster. <text:s/>individual_models_postprocessing.py takes 1.5 – 2 hours on kaggle and <text:s/>ensemble_and_submission.py should run in about 15-30 minutes. </text:p>
      <text:p text:style-name="P25"/>
      <text:p text:style-name="P9"><text:span text:style-name="T3">This is one of the reasons why the code is distributed across six scripts instead of one single big one </text:span><text:soft-page-break/><text:span text:style-name="T3">that contains the full model as a whole. Another reason is that this structure of scripts reflects the development of the final model more closely as during the competition the postprocessing and ensemble part of the model were added later. Having said this, I can join the 6 scripts into one big notebook that runs from model start to finish and code a wrapper around everything to have the full model as one single object if needed. </text:span></text:p>
      <text:p text:style-name="P25"/>
      <text:p text:style-name="P25"/>
      <text:p text:style-name="P24">Package versions</text:p>
      <text:p text:style-name="P24"/>
      <text:p text:style-name="P25">The scripts have been tested on kaggle and Google Colab and run on both platforms using the default settings and package versions. However as stated within the scripts themselves: </text:p>
      <text:p text:style-name="P25"/>
      <text:p text:style-name="P25">IT IS MANDATORY TO USE SCIPY VERSION 1.10.1.</text:p>
      <text:p text:style-name="P25"/>
      <text:p text:style-name="P25">With the newest version of scipy the stats.mode function that is used multiple times across various scripts does not run as inteded but throws an error instead. The error could easily be avoided to make the script be able to run on the newest scipy version and in a future version of the model (should there be the demand for a future version) this change should probably be implemented. However, for now scipy version 1.10.1 is mandatory. It does throw a warning each time the mode is calculated but works fine otherwise.</text:p>
      <text:p text:style-name="P25"/>
      <text:p text:style-name="P25"/>
      <text:p text:style-name="P25"/>
      <text:p text:style-name="P25"/>
      <text:p text:style-name="P16">IV. Reproducibility, Submission Scores and Google Drive Link</text:p>
      <text:p text:style-name="P16"/>
      <text:p text:style-name="P25"/>
      <text:p text:style-name="P25"/>
      <text:p text:style-name="P24">Reproducibility</text:p>
      <text:p text:style-name="P24"/>
      <text:p text:style-name="P9"><text:span text:style-name="T3">The submitted results that led to my best score will not be reproducible. During the challenge I forgot to set seeds for the logistic regressions. However, even after fixing this oversight the now submitted code is not fully reproducible either. During a few quick tests I noticed that at times the training logs of the four unet-models show some slight deviations even when run on the same platform and using the same package versions and seeds that – to my knowledge – are necessary to gain reproducibility. I suspect that this is an inherent issue of PyTorch (see here </text:span><text:a xlink:type="simple" xlink:href="https://pytorch.org/docs/stable/notes/randomness.html" text:style-name="Internet_20_link" text:visited-style-name="Visited_20_Internet_20_Link"><text:span text:style-name="T3">https://pytorch.org/docs/stable/notes/randomness.html</text:span></text:a><text:span text:style-name="T3">). Nevertheless the results of different runs seem to at least be close to each other an should yield similar results. </text:span></text:p>
      <text:p text:style-name="P25">Furthermore the two scripts individual_models_postprocessing.py and ensemble_and_submission.py should be fully reproducible. </text:p>
      <text:p text:style-name="P25"/>
      <text:p text:style-name="P25"/>
      <text:p text:style-name="P25"/>
      <text:p text:style-name="P25"/>
      <text:p text:style-name="P25"/>
      <text:p text:style-name="P24">Submission Scores</text:p>
      <text:p text:style-name="P25"><text:s/></text:p>
      <text:p text:style-name="P25">As noted above the top scoring solution submitted during the challenge will not be reproducible, but new runs should be sufficiently close in performance. As mentioned two additional runs were realized on kaggle after the challenge concluded using the submitted code. The two runs yielded a just slightly worse score when submitting on the challenge webpage:</text:p>
      <text:p text:style-name="P25"/>
      <text:p text:style-name="P6"><text:soft-page-break/><text:span text:style-name="T4">Original score: <text:s text:c="2"/><text:tab/><text:tab/><text:tab/><text:tab/><text:tab/><text:tab/></text:span><text:span text:style-name="T3">0.79158 (Public) / </text:span>0.79051 (Private)</text:p>
      <text:p text:style-name="P6">Second run (with kaggle, after challenge completed): <text:tab/>0.79059 (Public) / 0.78971 (Private)</text:p>
      <text:p text:style-name="P6">Third run (with kaggle, after challenge completed):<text:tab/><text:tab/>0.79061 (Public) / 0.78973 (Private)</text:p>
      <text:p text:style-name="P6"/>
      <text:p text:style-name="Standard"/>
      <text:p text:style-name="Standard">I hence expect any new run to be in this range of scores as well.</text:p>
      <text:p text:style-name="P25"/>
      <text:p text:style-name="P25"/>
      <text:p text:style-name="P24">Google Drive Link</text:p>
      <text:p text:style-name="P24"/>
      <text:p text:style-name="P25">Using the following link a Google Drive directory set up to test the scripts can be accessed. It contains the Input Data, Output-Directory, helping scripts and the executable scripts as notebooks within the correct directory structure. If necessary it can be used as a template to help running the code. On top of that, while the output directory is left empty as it is to be filled with the notebooks' outputs, two additional folder have been added: "competition outputs" and "kaggle outputs". They contain the same files we expect to find in the outputs folder after having run all the scripts, but created during the competition and in one of the kaggle test runs done after the competittion closed (see above). Both folders can be used for comparison of the outputs when executing the code. </text:p>
      <text:p text:style-name="P25"/>
      <text:p text:style-name="P9"><text:a xlink:type="simple" xlink:href="https://drive.google.com/drive/folders/1TUEM9FdJuBZP95To9nKz-RjiXv3b4mgT?usp=drive_link" text:style-name="Internet_20_link" text:visited-style-name="Visited_20_Internet_20_Link"><text:span text:style-name="T3">https://drive.google.com/drive/folders/1TUEM9FdJuBZP95To9nKz-RjiXv3b4mgT?usp=drive_link</text:span></text:a></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12M22S</meta:editing-duration>
    <meta:editing-cycles>10</meta:editing-cycles>
    <meta:generator>OpenOffice/4.1.14$Win32 OpenOffice.org_project/4114m1$Build-9811</meta:generator>
    <dc:date>2023-09-13T16:54:07.63</dc:date>
    <dc:creator>M W</dc:creator>
    <meta:document-statistic meta:table-count="0" meta:image-count="0" meta:object-count="0" meta:page-count="8" meta:paragraph-count="136" meta:word-count="2729" meta:character-count="18155"/>
    <meta:user-defined meta:name="Info 1"/>
    <meta:user-defined meta:name="Info 2"/>
    <meta:user-defined meta:name="Info 3"/>
    <meta:user-defined meta:name="Info 4"/>
  </office:meta>
</office:document-meta>
</file>